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90000030AC986888B.png"/>
  <manifest:file-entry manifest:media-type="image/jpeg" manifest:full-path="Pictures/10000000000002CB0000029C3C8120A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17cm" svg:height="17.673cm" svg:x="-0.4cm" svg:y="2.012cm">
          <draw:image xlink:href="Pictures/10000000000002CB0000029C3C8120AA.jpg" xlink:type="simple" xlink:show="embed" xlink:actuate="onLoad">
            <text:p/>
          </draw:image>
        </draw:frame>
        <draw:frame draw:style-name="gr1" draw:text-style-name="P1" draw:layer="layout" svg:width="10.85cm" svg:height="17.29cm" svg:x="16.425cm" svg:y="2.395cm">
          <draw:image xlink:href="Pictures/10000000000001E90000030AC98688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nesto Migliore</meta:initial-creator>
    <meta:creation-date>2008-02-29T18:45:09</meta:creation-date>
    <dc:creator>Ernesto Migliore</dc:creator>
    <dc:date>2008-03-19T09:42:14</dc:date>
    <dc:language>en-US</dc:language>
    <meta:editing-cycles>3</meta:editing-cycles>
    <meta:editing-duration>PT3M52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